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AEE9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numdark-title">
      <style:graphic-properties draw:fill-color="#ffffff" draw:auto-grow-height="true" fo:min-height="3.506cm"/>
    </style:style>
    <style:style style:name="pr2" style:family="presentation" style:parent-style-name="lyt-numdark-outline1">
      <style:graphic-properties draw:auto-grow-height="true" fo:min-height="5.764cm"/>
    </style:style>
    <style:style style:name="pr3" style:family="presentation" style:parent-style-name="lyt-numdark-outline1">
      <style:graphic-properties fo:min-height="5.764cm"/>
    </style:style>
    <style:style style:name="pr4" style:family="presentation" style:parent-style-name="lyt-numdark-notes">
      <style:graphic-properties draw:fill-color="#ffffff" draw:auto-grow-height="true" fo:min-height="13.364cm"/>
    </style:style>
    <style:style style:name="pr5" style:family="presentation" style:parent-style-name="lyt-numdark-title">
      <style:graphic-properties draw:auto-grow-height="true" fo:min-height="3.506cm"/>
    </style:style>
    <style:style style:name="pr6" style:family="presentation" style:parent-style-name="lyt-numdark-outline1">
      <style:graphic-properties fo:min-height="12.086cm"/>
    </style:style>
    <style:style style:name="pr7" style:family="presentation" style:parent-style-name="lyt-numdark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0% 100%"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0% 100%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01cm" svg:y="1.5cm" presentation:class="title">
          <draw:text-box>
            <text:p>PACMAN Q Learning</text:p>
          </draw:text-box>
        </draw:frame>
        <draw:frame presentation:style-name="pr2" draw:text-style-name="P1" draw:layer="layout" svg:width="24.1cm" svg:height="5.764cm" svg:x="2cm" svg:y="5.314cm" presentation:class="outline">
          <draw:text-box>
            <text:list text:style-name="L2">
              <text:list-header>
                <text:p text:style-name="P1"/>
              </text:list-header>
            </text:list>
            <text:p text:style-name="P1"/>
          </draw:text-box>
        </draw:frame>
        <draw:frame presentation:style-name="pr3" draw:layer="layout" svg:width="24.1cm" svg:height="5.764cm" svg:x="2cm" svg:y="11.626cm" presentation:class="outline">
          <draw:text-box>
            <text:list text:style-name="L2">
              <text:list-header>
                <text:p/>
                <text:p/>
                <text:p text:style-name="P2">Besermenji Vladimir, RA7-2012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2T1">
        <office:forms form:automatic-focus="false" form:apply-design-mode="false"/>
        <draw:frame presentation:style-name="pr5" draw:layer="layout" svg:width="25.199cm" svg:height="3.506cm" svg:x="1.401cm" svg:y="1.5cm" presentation:class="title">
          <draw:text-box>
            <text:p>Markov Decision Processes</text:p>
          </draw:text-box>
        </draw:frame>
        <draw:frame presentation:style-name="pr6" draw:layer="layout" svg:width="24.1cm" svg:height="12.086cm" svg:x="2cm" svg:y="5.314cm" presentation:class="outline">
          <draw:text-box>
            <text:list text:style-name="L2">
              <text:list-item>
                <text:p>Konačan skup stanja <text:span text:style-name="T1">S</text:span></text:p>
              </text:list-item>
              <text:list-item>
                <text:p>Konačan skup akcija <text:span text:style-name="T1">A</text:span> </text:p>
              </text:list-item>
              <text:list-item>
                <text:p><text:span text:style-name="T1">P</text:span><text:span text:style-name="T2">a</text:span><text:span text:style-name="T3">(s, s')</text:span><text:span text:style-name="T4"> – Verovatnoća da će akcija </text:span><text:span text:style-name="T3">a</text:span><text:span text:style-name="T4"> iz stanja </text:span><text:span text:style-name="T3">s</text:span><text:span text:style-name="T4"> preći u stanje </text:span><text:span text:style-name="T3">s'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numdark" style:page-layout-name="PM1" draw:style-name="Mdp1">
      <office:forms form:automatic-focus="false" form:apply-design-mode="false"/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Numbers on Dark Background</dc:title>
    <dc:description>Presentation Layout Template</dc:description>
    <meta:creation-date>2016-02-18T22:40:21.85</meta:creation-date>
    <dc:language>en-US</dc:language>
    <meta:editing-cycles>2</meta:editing-cycles>
    <meta:editing-duration>PT12M32S</meta:editing-duration>
    <dc:date>2016-02-18T23:08:04.93</dc:date>
    <meta:document-statistic meta:object-count="33"/>
    <meta:user-defined meta:name="Info 1"/>
    <meta:user-defined meta:name="Info 2"/>
    <meta:user-defined meta:name="Info 3"/>
    <meta:user-defined meta:name="Info 4"/>
    <meta:template xlink:type="simple" xlink:actuate="onRequest" xlink:title="Numbers on Dark Background" xlink:href="../../../../../../Program%20Files%20(x86)/OpenOffice%204/share/template/en-US/layout/lyt-numdark.otp"/>
  </office:meta>
</office:document-meta>
</file>